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7">
            <text:p>17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3-04-17_15-58-23_000.jpg</text:p>
          </table:table-cell>
          <table:table-cell table:style-name="ce26" office:value-type="string">
            <text:p>-*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-*">
            <text:p>-*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 office:value-type="string">
            <text:p>2023-04-17_07-46-00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4-17_02-30-38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寝た時刻 / 2023">
            <text:p>:m :PHOTO 寝た時刻 / 2023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4-17_02-30-32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4-16_21-06-41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8];CONCATENATE([.C8];&quot; / &quot;;[.E6]))" office:value-type="string" office:string-value=":m 食べた物 / 盛り付け方、様子">
            <text:p>:m 食べた物 / 盛り付け方、様子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4-17_14-01-55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4-16_21-15-06_000.jpg</text:p>
          </table:table-cell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食べた物 / 盛り付け方、様子">
            <text:p>:m 食べた物 / 盛り付け方、様子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4-17_01-40-59_000.jpg</text:p>
          </table:table-cell>
          <table:table-cell table:style-name="ce26" office:value-type="string">
            <text:p>:PHOTO 記録 / 経過記録；作ったもの / food=焼酎漬け / material=レモン：２（単位：スプーン）；ニンニク（１）：１５；生姜（１）：１５；スペアミント：１０；ローズマリー：１０；オオバ：５,liquor=麦焼酎：??ml,time=~,container=silver-cap-small / type=~,other=作り置きする：混合。,occasion=経過観察。,id=2023-04-15_01-13-50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 / 経過記録；作ったもの / food=焼酎漬け / material=レモン：２（単位：スプーン）；ニンニク（１）：１５；生姜（１）：１５；スペアミント：１０；ローズマリー：１０；オオバ：５,liquor=麦焼酎：??ml,time=~,container=silver-cap-small / type=~,other=作り置きする：混合。,occasion=経過観察。,id=2023-04-15_01-13-50_000.jpg">
            <text:p>:PHOTO 記録 / 経過記録；作ったもの / food=焼酎漬け / material=レモン：２（単位：スプーン）；ニンニク（１）：１５；生姜（１）：１５；スペアミント：１０；ローズマリー：１０；オオバ：５,liquor=麦焼酎：??ml,time=~,container=silver-cap-small / type=~,other=作り置きする：混合。,occasion=経過観察。,id=2023-04-15_01-13-50_000.jpg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7" office:value-type="string">
            <text:p>2023-04-17_08-07-34_000.jpg</text:p>
          </table:table-cell>
          <table:table-cell table:style-name="ce26" office:value-type="string">
            <text:p>:PHOTO 記録 / 文書　/ occasion=~ / for=キャン・ドゥ：電子レンジ用の、野菜蒸し用の、容器 / doc=取扱説明書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 / 文書　/ occasion=~ / for=キャン・ドゥ：電子レンジ用の、野菜蒸し用の、容器 / doc=取扱説明書">
            <text:p>:PHOTO 記録 / 文書　/ occasion=~ / for=キャン・ドゥ：電子レンジ用の、野菜蒸し用の、容器 / doc=取扱説明書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 office:value-type="string">
            <text:p>2023-04-17_08-08-07_000.jpg</text:p>
          </table:table-cell>
          <table:table-cell table:style-name="ce26" office:value-type="string">
            <text:p>:PHOTO 記録 / 文書　/ occasion=~ / for=キャン・ドゥ：電子レンジ用の、野菜蒸し用の、容器 / doc=取扱説明書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 / 文書　/ occasion=~ / for=キャン・ドゥ：電子レンジ用の、野菜蒸し用の、容器 / doc=取扱説明書">
            <text:p>:PHOTO 記録 / 文書　/ occasion=~ / for=キャン・ドゥ：電子レンジ用の、野菜蒸し用の、容器 / doc=取扱説明書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7" office:value-type="string">
            <text:p>2023-04-17_08-08-46_000.jpg</text:p>
          </table:table-cell>
          <table:table-cell table:style-name="ce26" office:value-type="string">
            <text:p>:PHOTO 記録 / 文書　/ occasion=~ / for=キャン・ドゥ：電子レンジ用の、野菜蒸し用の、容器 / doc=取扱説明書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 / 文書　/ occasion=~ / for=キャン・ドゥ：電子レンジ用の、野菜蒸し用の、容器 / doc=取扱説明書">
            <text:p>:PHOTO 記録 / 文書　/ occasion=~ / for=キャン・ドゥ：電子レンジ用の、野菜蒸し用の、容器 / doc=取扱説明書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8" office:value-type="string">
            <text:p>2023-04-17_07-50-45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 office:value-type="string">
            <text:p>2023-04-12_15-53-24_000.jpg</text:p>
          </table:table-cell>
          <table:table-cell table:style-name="ce26" office:value-type="string">
            <text:p>:m #*# RES / JVEMV6 64#248_1_hadith / 『ハディース　Ⅰ』 著者=牧野信也,校注=~ / p.50 / w=~,topic=ムハンマド：命じたこと、禁じたこと,publisher=~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8" office:value-type="string">
            <text:p>2023-04-17_08-04-05_000.jpg</text:p>
          </table:table-cell>
          <table:table-cell table:style-name="ce26" office:value-type="string">
            <text:p>:m :th,mysl / topic=儒教の教えについて / content=儒教の教えは、人の情に、沿っている。無理がない。,id=~,other=~ / lang=ja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:th,mysl / topic=儒教の教えについて / content=儒教の教えは、人の情に、沿っている。無理がない。,id=~,other=~ / lang=ja">
            <text:p>:m :th,mysl / topic=儒教の教えについて / content=儒教の教えは、人の情に、沿っている。無理がない。,id=~,other=~ / lang=ja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4-17_10-28-59_000.jpg</text:p>
          </table:table-cell>
          <table:table-cell table:style-name="ce26" office:value-type="string">
            <text:p>:m #*# RES / JVEMV6 64#171_1_1_yin / 『春秋左氏伝　一』 著者=鎌田正,校注=~ / p.48 / w=鄭：武公,topic=~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#*# RES / JVEMV6 64#171_1_1_yin / 『春秋左氏伝　一』 著者=鎌田正,校注=~ / p.48 / w=鄭：武公,topic=~,publisher=~,other=~">
            <text:p>:m #*# RES / JVEMV6 64#171_1_1_yin / 『春秋左氏伝　一』 著者=鎌田正,校注=~ / p.48 / w=鄭：武公,topic=~,publisher=~,other=~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18" office:value-type="string">
            <text:p>2023-04-17_13-10-04_000.jpg</text:p>
          </table:table-cell>
          <table:table-cell table:style-name="ce26" office:value-type="string">
            <text:p>:m #*# RES / JVEMV6 64#269_kami_henyoo / 『日本の神　２　神の変容』 著者=山折哲雄、編,校注=~ / p.133 / w=~,topic=~,publisher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#*# RES / JVEMV6 64#269_kami_henyoo / 『日本の神　２　神の変容』 著者=山折哲雄、編,校注=~ / p.133 / w=~,topic=~,publisher=~,other=~">
            <text:p>:m #*# RES / JVEMV6 64#269_kami_henyoo / 『日本の神　２　神の変容』 著者=山折哲雄、編,校注=~ / p.133 / w=~,topic=~,publisher=~,other=~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3-04-17_17-31-42_000.jpg</text:p>
          </table:table-cell>
          <table:table-cell table:style-name="ce26" office:value-type="string">
            <text:p>:m #*# RES / JVEMV6 64#273_hikari_shikisai_saitoo / 『光と色彩の科学』 著者=齋藤勝裕,校注=~ / p.0 / w=~,topic=~,publisher=~,other=map+:奄美列島;memo+:レチナール；memo+:レチノール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m #*# RES / JVEMV6 64#273_hikari_shikisai_saitoo / 『光と色彩の科学』 著者=齋藤勝裕,校注=~ / p.0 / w=~,topic=~,publisher=~,other=map+:奄美列島;memo+:レチナール；memo+:レチノール">
            <text:p>:m #*# RES / JVEMV6 64#273_hikari_shikisai_saitoo / 『光と色彩の科学』 著者=齋藤勝裕,校注=~ / p.0 / w=~,topic=~,publisher=~,other=map+:奄美列島;memo+:レチナール；memo+:レチノール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7">
            <text:p>17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8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7">2023/04/17</text:date>, <text:time>22:26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4-17T22:26:49.53</dc:date>
    <dc:creator>iwabuchi ken</dc:creator>
    <meta:editing-duration>P55DT18H24M7S</meta:editing-duration>
    <meta:editing-cycles>18166</meta:editing-cycles>
    <meta:document-statistic meta:table-count="2" meta:cell-count="928" meta:object-count="0"/>
    <meta:user-defined meta:name="qrichtext">1</meta:user-defined>
  </office:meta>
</office:document-meta>
</file>